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731cm" style:rel-column-width="2115*"/>
    </style:style>
    <style:style style:name="Table1.B" style:family="table-column">
      <style:table-column-properties style:column-width="15.27cm" style:rel-column-width="865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font-size="18pt" style:font-size-asian="18pt" style:font-size-complex="18pt"/>
    </style:style>
    <style:style style:name="P5" style:family="paragraph" style:parent-style-name="Text_20_body">
      <style:text-properties style:font-name="Cambria" fo:font-size="14pt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7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8" style:family="paragraph" style:parent-style-name="Text_20_body" style:list-style-name="L2">
      <style:text-properties style:font-name="Cambria" fo:font-size="14pt" style:font-size-asian="14pt" style:font-size-complex="14pt"/>
    </style:style>
    <style:style style:name="P9" style:family="paragraph" style:parent-style-name="Text_20_body" style:list-style-name="L3">
      <style:text-properties style:font-name="Cambria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1"><draw:image xlink:href="../images/1001.png" xlink:type="simple" xlink:show="embed" xlink:actuate="onLoad"/></draw:frame></text:p>
          </table:table-cell>
          <table:table-cell table:style-name="Table1.B1" office:value-type="string">
            <text:h text:style-name="P4" text:outline-level="1">Временной график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2">C</text:span><text:span text:style-name="T4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039cm" svg:height="1.769cm" draw:z-index="0"><draw:image xlink:href="../images/1001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<text:span text:style-name="T4">реализует отображение текущих результатов моделирования в виде </text:span><text:span text:style-name="T5">временных зависимостей</text:span><text:span text:style-name="T4"> для </text:span><text:span text:style-name="T6">одной</text:span><text:span text:style-name="T4"> или одновременно для </text:span><text:span text:style-name="T6">нескольких</text:span><text:span text:style-name="T4"> </text:span><text:span text:style-name="T6">переменных</text:span><text:span text:style-name="T4">.</text:span></text:p>
            <text:p text:style-name="P5">В Схемном окне изображение блока подобно изображению любого типового блока — прямоугольник с характерной пиктограммой.</text:p>
            <text:p text:style-name="P5"><text:span text:style-name="T4">При 2-х кратном щелчке левой клавишей мыши по изображению блока в Схемном окне открывается т.н. </text:span><text:span text:style-name="T6">графическое окно</text:span><text:span text:style-name="T4"> (оно так же открывается при первоначальном помещении блока на схему):</text:span></text:p>
            <text:p text:style-name="P6"><draw:frame draw:style-name="fr2" draw:name="Графический объект3" text:anchor-type="as-char" svg:width="11.01cm" svg:height="8.969cm" draw:z-index="2"><draw:image xlink:href="../images/1001_a.png" xlink:type="simple" xlink:show="embed" xlink:actuate="onLoad"/></draw:frame></text:p>
            <text:p text:style-name="P5"><text:span text:style-name="T5">Примечание</text:span><text:span text:style-name="T4">: диалоговое окно </text:span><text:span text:style-name="T5">свойств</text:span><text:span text:style-name="T4"> блока можно вывести путем однократного нажатия </text:span><text:span text:style-name="T6">правой</text:span><text:span text:style-name="T4"> кнопкой мыши на блоке.</text:span></text:p>
            <text:p text:style-name="P5"><text:span text:style-name="T1">Свойства</text:span>:</text:p>
            <text:list xml:id="list6497288379499427980" text:style-name="L1">
              <text:list-item>
                <text:p text:style-name="P7"><text:span text:style-name="T4">Количество входных портов — количество портов блока, по умолчанию </text:span><text:span text:style-name="T5">1</text:span><text:span text:style-name="T4">; другими словами, количество отображаемых в графическом окне сигналов (скаляров или векторов).</text:span></text:p>
              </text:list-item>
            </text:list>
            <text:p text:style-name="P5"><text:span text:style-name="T4">Если входные сигналы </text:span><text:span text:style-name="T6">скалярные</text:span><text:span text:style-name="T4">, то количество графиков равно количеству входных сигналов.</text:span></text:p>
            <text:p text:style-name="P5"><text:span text:style-name="T4">Если входные сигналы </text:span><text:span text:style-name="T6">векторные</text:span><text:span text:style-name="T7"> (например три векторных сигнала, размерностью </text:span><text:span text:style-name="T8">4</text:span><text:span text:style-name="T7">, </text:span><text:span text:style-name="T8">3</text:span><text:span text:style-name="T7"> и </text:span><text:span text:style-name="T8">5</text:span><text:span text:style-name="T7">), <text:s/>то количество графиков, отображаемых в графическом окне, равно сумме размерностей входных сигналов — </text:span><text:span text:style-name="T8">12</text:span><text:span text:style-name="T4">.</text:span></text:p>
            <text:p text:style-name="P5"><text:soft-page-break/><text:span text:style-name="T4">Дополнительные настройки</text:span><text:span text:style-name="T9">:</text:span></text:p>
            <text:p text:style-name="P5"><text:span text:style-name="T4">При нажатии правой кнопкой мыши на графическом окне, появится выпадающее меню с пунктом меню </text:span><text:span text:style-name="T5">Свойства</text:span><text:span text:style-name="T4">, а также со следующими возможностями:</text:span></text:p>
            <text:list xml:id="list3504242530555516681" text:style-name="L2">
              <text:list-item>
                <text:p text:style-name="P8"><text:span text:style-name="T9">Фон графика — выбор цвета заливки фона графика (по умолчанию белый </text:span><text:span text:style-name="T9">цвет).</text:span></text:p>
              </text:list-item>
              <text:list-item>
                <text:p text:style-name="P8"><text:span text:style-name="T9">Подложка –</text:span><text:span text:style-name="T3"> </text:span><text:span text:style-name="T9">выбор растрового изображения в качестве фона графика; изображение будет отмасштабировано в размер графика.</text:span></text:p>
              </text:list-item>
              <text:list-item>
                <text:p text:style-name="P8">Размеры окна — задание точных ширины и высоты графического окна в пикселях.</text:p>
              </text:list-item>
              <text:list-item>
                <text:p text:style-name="P8"><text:span text:style-name="T12">Копировать в буфер — скопировать изображение графического окна в буфер обмена для вставки в другие программы (</text:span><text:span text:style-name="T3">Paint, Word, Photoshop, AutoCAD...).</text:span></text:p>
              </text:list-item>
              <text:list-item>
                <text:p text:style-name="P8">Экспорт в файл — сохранить изображение в одном из распространённых графических форматов.</text:p>
              </text:list-item>
              <text:list-item>
                <text:p text:style-name="P8">Распечатать — вывести график на печать.</text:p>
              </text:list-item>
              <text:list-item>
                <text:p text:style-name="P8">Таблица — сменить способ отображения временной зависимости на табличную (обратное переключение аналогично).</text:p>
              </text:list-item>
              <text:list-item>
                <text:p text:style-name="P8">Сохранить в текстовый файл — сохранить временную зависимость в тектовый файл в табличном виде.</text:p>
              </text:list-item>
              <text:list-item>
                <text:p text:style-name="P8"><text:span text:style-name="T12">Экспорт в </text:span><text:span text:style-name="T3">Excel – </text:span><text:span text:style-name="T12">экспортирование временной зависимости в табличном виде в </text:span><text:span text:style-name="T3">MS Excel.</text:span></text:p>
              </text:list-item>
              <text:list-item>
                <text:p text:style-name="P8">Курсор — дополнительная возможность для точного исследования отображаемой временной зависимости.</text:p>
              </text:list-item>
              <text:list-item>
                <text:p text:style-name="P8">Поверх всех окон — если включено, то график отображается поверх всех других окон.</text:p>
              </text:list-item>
              <text:list-item>
                <text:p text:style-name="P8"><text:span text:style-name="T12">Прореживать точки — если включено (по умолчанию да), то отображаемые данные подвергаются </text:span><text:span text:style-name="T11">прореживанию</text:span><text:span text:style-name="T12"> по следующему алгоритму: если 3 последовательные расчетные точки лежат на одной прямой (с заданной точностью), то средняя точка не отображается на графике, так как отрезок, проведенный через 1-ю и 3-ю точки, содержит и 2-ю точку. Если необходимо иметь информацию обо всех расчетных данных, выводимых на график, то необходимо снять (выключить) эту опцию.</text:span></text:p>
              </text:list-item>
              <text:list-item>
                <text:p text:style-name="P8"><text:span text:style-name="T12">Удалять невидимые точки — если включено (по умолчанию да), то те расчетные данные (точки графика), которые подверглись </text:span><text:span text:style-name="T11">прореживанию</text:span><text:span text:style-name="T12">, будут удалены из оперативной памяти и из графика. Данная процедура позволяет избежать чрезмерно больших массивов данных, накапливаемых в памяти компьютера при моделировании </text:span><text:span text:style-name="T10">длительных</text:span><text:span text:style-name="T12"> переходных процессов.</text:span></text:p>
              </text:list-item>
            </text:list>
            <text:p text:style-name="P5">Настройка параметров Графического окна (цвет и тип линий, параметры осей координат, параметры заголовка графика и подписей по осям координат и т. п.) производится в специальном диалоговом окне <text:span text:style-name="T1">Свойства графика</text:span>:</text:p>
            <text:p text:style-name="P6"><text:soft-page-break/><draw:frame draw:style-name="fr2" draw:name="Графический объект4" text:anchor-type="as-char" svg:width="15.27cm" svg:height="19.031cm" draw:z-index="3"><draw:image xlink:href="../images/1001_b.png" xlink:type="simple" xlink:show="embed" xlink:actuate="onLoad"/></draw:frame></text:p>
            <text:p text:style-name="P5">Все возможности этого окна лучше изучать самостоятельно. Наиболее часто используемые возможности:</text:p>
            <text:list xml:id="list2656182439463940785" text:style-name="L3">
              <text:list-item>
                <text:p text:style-name="P9">Название графика — наименование графика в легенде.</text:p>
              </text:list-item>
              <text:list-item>
                <text:p text:style-name="P9">Стиль линии — стиль линии, которой отображается выбранная временная зависимость.</text:p>
              </text:list-item>
              <text:list-item>
                <text:p text:style-name="P9">Толщина линии — толщина в пикселях линии выбранного графика.</text:p>
              </text:list-item>
              <text:list-item>
                <text:p text:style-name="P9">Заголовок — наименование графика (вверху), можно задать параметры шрифта.</text:p>
              </text:list-item>
              <text:list-item>
                <text:p text:style-name="P9">Название оси — строка текста, отображаемого около оси с наименованием этой оси.</text:p>
              </text:list-item>
              <text:list-item>
                <text:p text:style-name="P9">Автомасштаб — возможность автомасштабирования (или нет) графика. По <text:soft-page-break/>умолчанию автомасштабирование включено.</text:p>
              </text:list-item>
              <text:list-item>
                <text:p text:style-name="P9">Период обновления графика — если вы исследуете длительные процессы, полезно период обновления увеличить. Если быстрые, то лучше этот параметр уменьшить.</text:p>
              </text:list-item>
              <text:list-item>
                <text:p text:style-name="P9">Многошкальный режим — возможность вывода разных шкал для отображения разных величин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ременной график</dc:title>
    <dc:date>2014-12-11T17:43:32.46</dc:date>
    <meta:generator>OpenOffice/4.1.1$Win32 OpenOffice.org_project/411m6$Build-9775</meta:generator>
    <meta:editing-duration>PT2H54M5S</meta:editing-duration>
    <meta:editing-cycles>92</meta:editing-cycles>
    <meta:document-statistic meta:table-count="1" meta:image-count="4" meta:object-count="0" meta:page-count="4" meta:paragraph-count="41" meta:word-count="565" meta:character-count="4038"/>
  </office:meta>
</office:document-meta>
</file>